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9cm" fo:margin-left="0cm" fo:margin-right="-0.009cm" table:align="margins"/>
    </style:style>
    <style:style style:name="Table1.A" style:family="table-column">
      <style:table-column-properties style:column-width="6.992cm" style:rel-column-width="26939*"/>
    </style:style>
    <style:style style:name="Table1.B" style:family="table-column">
      <style:table-column-properties style:column-width="10.017cm" style:rel-column-width="3859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169cm" fo:margin-left="0.85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3.385cm"/>
    </style:style>
    <style:style style:name="Tabla1.B" style:family="table-column">
      <style:table-column-properties style:column-width="4.26cm"/>
    </style:style>
    <style:style style:name="Tabla1.C" style:family="table-column">
      <style:table-column-properties style:column-width="4.244cm"/>
    </style:style>
    <style:style style:name="Tabla1.D" style:family="table-column">
      <style:table-column-properties style:column-width="3.281cm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0c0c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es" fo:country="ES" style:font-size-asian="10.5pt"/>
    </style:style>
    <style:style style:name="P5" style:family="paragraph" style:parent-style-name="Table_20_Contents">
      <style:text-properties fo:language="es" fo:country="ES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paragraph-properties fo:text-align="justify" style:justify-single-word="false"/>
      <style:text-properties fo:language="es" fo:country="ES" fo:font-weight="bold" style:font-size-asian="10.5pt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0000cc" fo:language="es" fo:country="ES" style:font-size-asian="10.5pt"/>
    </style:style>
    <style:style style:name="P9" style:family="paragraph" style:parent-style-name="Table_20_Contents">
      <style:paragraph-properties fo:text-align="justify" style:justify-single-word="false"/>
      <style:text-properties fo:color="#0000cc" fo:language="es" fo:country="ES" fo:font-weight="bold" officeooo:rsid="0020851e" officeooo:paragraph-rsid="0020851e" style:font-size-asian="10.5pt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990099" fo:language="es" fo:country="ES" style:font-size-asian="10.5pt"/>
    </style:style>
    <style:style style:name="P11" style:family="paragraph" style:parent-style-name="Table_20_Contents">
      <style:paragraph-properties fo:text-align="justify" style:justify-single-word="false"/>
      <style:text-properties fo:color="#990099" fo:language="es" fo:country="ES" fo:font-weight="bold" style:font-size-asian="10.5pt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ff0000" fo:language="es" fo:country="ES" style:font-size-asian="10.5pt"/>
    </style:style>
    <style:style style:name="P13" style:family="paragraph" style:parent-style-name="Table_20_Contents">
      <style:paragraph-properties fo:text-align="justify" style:justify-single-word="false"/>
      <style:text-properties fo:color="#ff0000" fo:language="es" fo:country="ES" officeooo:rsid="0020851e" officeooo:paragraph-rsid="0020851e" style:font-size-asian="10.5pt"/>
    </style:style>
    <style:style style:name="P14" style:family="paragraph" style:parent-style-name="Table_20_Contents">
      <style:paragraph-properties fo:text-align="justify" style:justify-single-word="false"/>
      <style:text-properties fo:color="#ff0000" fo:language="es" fo:country="ES" fo:font-weight="bold" officeooo:rsid="0020851e" officeooo:paragraph-rsid="0020851e" style:font-size-asian="10.5pt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ff0000" fo:language="es" fo:country="ES" fo:font-weight="bold" style:font-size-asian="10.5pt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es" fo:country="ES" style:font-size-asian="10.5pt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es" fo:country="ES" officeooo:paragraph-rsid="0022a37d" style:font-size-asian="10.5pt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es" fo:country="ES" officeooo:paragraph-rsid="0020ef96" style:font-size-asian="10.5pt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22a37d" style:font-size-asian="10.5pt" style:font-weight-asian="bold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22a37d" officeooo:paragraph-rsid="0022a37d" style:font-size-asian="10.5pt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22a37d" officeooo:paragraph-rsid="0020ef96" style:font-size-asian="10.5pt" style:font-weight-asian="bold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s" fo:country="ES" fo:font-style="italic" fo:font-weight="bold" officeooo:rsid="002538a4" officeooo:paragraph-rsid="002538a4" style:font-size-asian="10.5pt" style:font-style-asian="italic" style:font-weight-asian="bold" style:font-style-complex="italic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language="es" fo:country="ES" fo:font-style="normal" fo:font-weight="normal" officeooo:rsid="00295a24" officeooo:paragraph-rsid="00295a24" style:font-size-asian="10.5pt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language="es" fo:country="ES" fo:font-style="normal" fo:font-weight="normal" officeooo:rsid="002c1979" officeooo:paragraph-rsid="002c1979" style:font-size-asian="10.5pt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language="es" fo:country="ES" fo:font-style="normal" fo:font-weight="normal" officeooo:rsid="002ebe73" officeooo:paragraph-rsid="002ebe73" style:font-size-asian="10.5pt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language="es" fo:country="ES" fo:font-style="normal" fo:font-weight="bold" officeooo:rsid="00295a24" officeooo:paragraph-rsid="00295a24" style:font-size-asian="10.5pt" style:font-style-asian="normal" style:font-weight-asian="bold" style:font-style-complex="normal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use-window-font-color="true" fo:language="es" fo:country="ES" fo:font-weight="bold" officeooo:rsid="0022a37d" style:font-size-asian="10.5pt" style:font-weight-asian="bold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30bddf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310d8c"/>
    </style:style>
    <style:style style:name="P30" style:family="paragraph" style:parent-style-name="Standard" style:list-style-name="L2">
      <style:paragraph-properties fo:text-align="start" style:justify-single-word="false" fo:break-before="page"/>
      <style:text-properties fo:language="es" fo:country="ES" fo:font-style="normal" fo:font-weight="normal" officeooo:rsid="002ebe73" officeooo:paragraph-rsid="002ebe73" style:font-size-asian="10.5pt" style:font-style-asian="normal" style:font-weight-asian="normal" style:font-style-complex="normal" style:font-weight-complex="normal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paragraph-rsid="00310d8c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31b993" officeooo:paragraph-rsid="0031b993"/>
    </style:style>
    <style:style style:name="P33" style:family="paragraph" style:parent-style-name="Text_20_body" style:list-style-name="L2">
      <style:paragraph-properties fo:text-align="start" style:justify-single-word="false"/>
      <style:text-properties fo:font-weight="bold" officeooo:rsid="0031b993" officeooo:paragraph-rsid="0031b993" style:font-weight-asian="bold" style:font-weight-complex="bold"/>
    </style:style>
    <style:style style:name="T1" style:family="text">
      <style:text-properties officeooo:rsid="001fbe7a"/>
    </style:style>
    <style:style style:name="T2" style:family="text">
      <style:text-properties officeooo:rsid="002599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bddf" style:font-weight-asian="bold" style:font-weight-complex="bold"/>
    </style:style>
    <style:style style:name="T5" style:family="text">
      <style:text-properties fo:font-weight="bold" officeooo:rsid="0031e6b4" style:font-weight-asian="bold" style:font-weight-complex="bold"/>
    </style:style>
    <style:style style:name="T6" style:family="text">
      <style:text-properties officeooo:rsid="0020ef96"/>
    </style:style>
    <style:style style:name="T7" style:family="text">
      <style:text-properties officeooo:rsid="002cc5f1"/>
    </style:style>
    <style:style style:name="T8" style:family="text">
      <style:text-properties fo:language="es" fo:country="ES" fo:font-style="normal" fo:font-weight="normal" officeooo:rsid="002cd22c" style:font-size-asian="10.5pt" style:font-style-asian="normal" style:font-weight-asian="normal" style:font-style-complex="normal" style:font-weight-complex="normal"/>
    </style:style>
    <style:style style:name="T9" style:family="text">
      <style:text-properties fo:language="es" fo:country="ES" fo:font-style="normal" fo:font-weight="bold" officeooo:rsid="002cd22c" style:font-size-asian="10.5pt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cd22c" style:font-weight-asian="normal" style:font-weight-complex="normal"/>
    </style:style>
    <style:style style:name="T12" style:family="text">
      <style:text-properties fo:font-weight="normal" officeooo:rsid="0030bddf" style:font-weight-asian="normal" style:font-weight-complex="normal"/>
    </style:style>
    <style:style style:name="T13" style:family="text">
      <style:text-properties fo:font-weight="normal" officeooo:rsid="00310d8c" style:font-weight-asian="normal" style:font-weight-complex="normal"/>
    </style:style>
    <style:style style:name="T14" style:family="text">
      <style:text-properties officeooo:rsid="00310d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Práctica</text:p>
            <text:p text:style-name="P6">Seguridad local en Windows <text:span text:style-name="T2">10</text:span></text:p>
          </table:table-cell>
          <table:covered-table-cell/>
        </table:table-row>
        <table:table-row>
          <table:table-cell table:style-name="Table1.A2" office:value-type="string">
            <text:p text:style-name="P5">Nombre:</text:p>
          </table:table-cell>
          <table:table-cell table:style-name="Table1.B2" office:value-type="string">
            <text:p text:style-name="P5">Apellidos:</text:p>
          </table:table-cell>
        </table:table-row>
      </table:table>
      <text:p text:style-name="P3"/>
      <text:p text:style-name="P4"><text:tab/>El departamento de Informática del I.E.S. Jacarandá te ha encargado un trabajo no remunerado, consistente en la configuración de una máquina con el sistema Microsoft Windows <text:span text:style-name="T2">10</text:span>. Como no quieres meter la pata, antes de pasar a la acción vas a realizar una simulación en la máquina virtual que te ha dado el profesor. Debes configurar la máquina para que cumpla los siguientes requisitos:</text:p>
      <text:p text:style-name="P4"/>
      <text:p text:style-name="P4"><text:tab/>Los alumnos realizan su trabajo en un conjunto de equipos, donde se ejecutan algunas aplicaciones específicas, guardan sus trabajos y utilizan los documentos que cuelgan los profesores.</text:p>
      <text:p text:style-name="P4"/>
      <text:list xml:id="list3104889131" text:style-name="L1">
        <text:list-item>
          <text:p text:style-name="P16"><text:span text:style-name="T3">Para cada módulo</text:span> se creará en la raíz <text:span text:style-name="T1">(</text:span><text:a xlink:type="simple" xlink:href="../../../../C:/" text:style-name="Internet_20_link" text:visited-style-name="Visited_20_Internet_20_Link"><text:span text:style-name="T1">C:/</text:span></text:a><text:span text:style-name="T1">) </text:span><text:span text:style-name="T3">una carpeta </text:span>donde trabajarán los alumnos matriculados en dicho módulo. </text:p>
          <text:p text:style-name="P27"/>
        </text:list-item>
        <text:list-item>
          <text:p text:style-name="P16">Los alumnos matriculados <text:span text:style-name="T3">podrán leer y modificar el contenido</text:span> de cualquier archivo de la carpeta de su módulo, pero <text:span text:style-name="T3">no podrán crear nuevos archivos ni carpetas</text:span>. Además, <text:span text:style-name="T3">necesitan poder ejecutar aplicaciones</text:span>. </text:p>
          <text:p text:style-name="P19"/>
        </text:list-item>
        <text:list-item>
          <text:p text:style-name="P17">El encargado de administrar las carpetas necesarias dentro del directorio del módulo será <text:span text:style-name="T3">el profesor del módulo</text:span> que <text:span text:style-name="T3">será el propietario de todos los archivos</text:span> que contenga dicha carpeta y por tanto <text:span text:style-name="T3">debe tener control sobre dicha carpeta</text:span>. </text:p>
          <text:p text:style-name="P20"/>
        </text:list-item>
        <text:list-item>
          <text:p text:style-name="P16"><text:span text:style-name="T6">Los</text:span> <text:span text:style-name="T3">jefes de estudio deben poder acceder a toda la información</text:span>, pero para evitar posibles problemas, no podrán modificar en ningún aspecto el contenido de las carpetas. </text:p>
          <text:p text:style-name="P19"/>
        </text:list-item>
        <text:list-item>
          <text:p text:style-name="P17">Todos <text:span text:style-name="T3">los usuarios de los módulos pueden acceder al equipo localmente y a través de la red</text:span>, pero <text:span text:style-name="T3">sólo el administrador y los profesores pueden apagarlas</text:span>. Además <text:span text:style-name="T3">todos los inicios de sesión local</text:span>, tanto correctos como incorrectos, <text:span text:style-name="T3">deben quedar registrados en la auditoría de la máquina</text:span>. </text:p>
          <text:p text:style-name="P20"/>
        </text:list-item>
        <text:list-item>
          <text:p text:style-name="P18">Todos <text:span text:style-name="T3">los usuarios tendrán el mismo fondo de pantalla,</text:span> el logo del instituto <text:span text:style-name="T6">(está disponible en la carpeta compartida)</text:span>, que sólo el administrador podrá cambiar. </text:p>
          <text:p text:style-name="P21"/>
        </text:list-item>
        <text:list-item>
          <text:p text:style-name="P16">Los <text:span text:style-name="T3">criterios de seguridad</text:span> que deben seguirse, serán los siguientes: </text:p>
          <text:list>
            <text:list-item>
              <text:p text:style-name="P16">Al crear una cuenta, <text:span text:style-name="T3">el usuario debe cambiar la contraseña en cuanto inicie sesión</text:span>, ya que de inicio todos tendrán como <text:span text:style-name="T3">contraseña “usuario”</text:span>. </text:p>
            </text:list-item>
            <text:list-item>
              <text:p text:style-name="P17">Las contraseñas deben ser de <text:span text:style-name="T3">al menos 6 caracteres</text:span> y cumplir los <text:span text:style-name="T3">requisitos de complejidad</text:span>. </text:p>
            </text:list-item>
            <text:list-item>
              <text:p text:style-name="P17">Los usuarios deberán <text:span text:style-name="T3">cambiar su contraseña cada dos meses</text:span>, que <text:span text:style-name="T3">no podrá estar en blanco ni ser igual a la anterior</text:span>, cuando pase una semana desde el último cambio. </text:p>
            </text:list-item>
            <text:list-item>
              <text:p text:style-name="P17">Si se detectasen <text:span text:style-name="T3">tres intentos fallido de inicio de sesión en menos de 5 minutos, la cuenta debe bloquearse durante 2 horas y media</text:span>.</text:p>
              <text:p text:style-name="P20"/>
            </text:list-item>
          </text:list>
        </text:list-item>
        <text:list-item>
          <text:p text:style-name="P17">Todos los usuarios deben tener las siguientes carpetas: </text:p>
          <text:list>
            <text:list-item>
              <text:p text:style-name="P16"><text:soft-page-break/>Dentro de <text:span text:style-name="T3">Mis Documentos</text:span>, l<text:span text:style-name="T3">a carpeta notas, privada para cada usuario</text:span>.</text:p>
            </text:list-item>
            <text:list-item>
              <text:p text:style-name="P16">En el <text:span text:style-name="T3">escritorio</text:span> las <text:span text:style-name="T3">carpetas horarios y calendario, comunes a todos</text:span>.</text:p>
            </text:list-item>
          </text:list>
        </text:list-item>
      </text:list>
      <text:p text:style-name="P4"/>
      <text:list xml:id="list123653596967141" text:continue-numbering="true" text:style-name="L1">
        <text:list-item>
          <text:p text:style-name="P16">Se desea que el <text:span text:style-name="T3">inicio del equipo sea el clásico</text:span> (el inicio clásico es que el te pide el nombre de usuario y contraseña en vez de mostrarte una imagen con el nombre del usuario) y <text:span text:style-name="T3">que no se muestre el último usuario que inició sesión</text:span>. </text:p>
          <text:p text:style-name="P19"/>
        </text:list-item>
        <text:list-item>
          <text:p text:style-name="P18">Adicionalmente, los usuarios profesores han considerado oportuno diponer de <text:span text:style-name="T3">un recurso de red para publicar documentación</text:span>. En él, los profesores de cualquier módulo dejarán datos a los alumnos. Este recurso compartido será creado en <text:a xlink:type="simple" xlink:href="../../../../C:/materiales" text:style-name="Internet_20_link" text:visited-style-name="Visited_20_Internet_20_Link">C:\materiales</text:a> por los profesores y se llamará materiales. <text:span text:style-name="T3">Dentro del recurso existirá una carpeta para cada módulo</text:span> con el fin de organizar la documentación que se deposita. Los <text:span text:style-name="T3">profesores tendrán control total</text:span> sobre todos los archivos y carpetas de este recurso. Los alumnos de cualquier módulo tendrán explícitamente denegada la escritura en este recurso, pero podrán consultar cualquier archivo o carpeta que esté en él, tanto en la carpeta de su módulo como en la de cualquier otro.</text:p>
        </text:list-item>
      </text:list>
      <text:p text:style-name="P4"/>
      <text:list xml:id="list123654433388830" text:continue-numbering="true" text:style-name="L1">
        <text:list-header>
          <text:p text:style-name="P16">Los datos de usuarios se recogen el la siguiente tabla:</text:p>
          <text:p text:style-name="P16"/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USUARIOS</text:p>
          </table:table-cell>
          <table:table-cell table:style-name="Tabla1.A1" office:value-type="string">
            <text:p text:style-name="P7">ISO</text:p>
          </table:table-cell>
          <table:table-cell table:style-name="Tabla1.A1" office:value-type="string">
            <text:p text:style-name="P7">PAR</text:p>
          </table:table-cell>
          <table:table-cell table:style-name="Tabla1.D1" office:value-type="string">
            <text:p text:style-name="P7">GBD</text:p>
          </table:table-cell>
        </table:table-row>
        <table:table-row>
          <table:table-cell table:style-name="Tabla1.A5" office:value-type="string">
            <text:p text:style-name="P9">javi</text:p>
          </table:table-cell>
          <table:table-cell table:style-name="Tabla1.B5" office:value-type="string">
            <text:p text:style-name="P8">profesor</text:p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5" office:value-type="string">
            <text:p text:style-name="P9">inma</text:p>
          </table:table-cell>
          <table:table-cell table:style-name="Tabla1.B5" office:value-type="string">
            <text:p text:style-name="P8"/>
          </table:table-cell>
          <table:table-cell table:style-name="Tabla1.C3" office:value-type="string">
            <text:p text:style-name="P8">profesor</text:p>
          </table:table-cell>
          <table:table-cell table:style-name="Tabla1.D3" office:value-type="string">
            <text:p text:style-name="P8"/>
          </table:table-cell>
        </table:table-row>
        <table:table-row>
          <table:table-cell table:style-name="Tabla1.A4" office:value-type="string">
            <text:p text:style-name="P9">joaquin</text:p>
          </table:table-cell>
          <table:table-cell table:style-name="Tabla1.B4" office:value-type="string">
            <text:p text:style-name="P8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8">profesor</text:p>
          </table:table-cell>
        </table:table-row>
        <table:table-row>
          <table:table-cell table:style-name="Tabla1.A5" office:value-type="string">
            <text:p text:style-name="P14">jorge</text:p>
          </table:table-cell>
          <table:table-cell table:style-name="Tabla1.B5" office:value-type="string">
            <text:p text:style-name="P12"/>
          </table:table-cell>
          <table:table-cell table:style-name="Tabla1.C5" office:value-type="string">
            <text:p text:style-name="P12">alumno</text:p>
          </table:table-cell>
          <table:table-cell table:style-name="Tabla1.D5" office:value-type="string">
            <text:p text:style-name="P12">alumno</text:p>
          </table:table-cell>
        </table:table-row>
        <table:table-row>
          <table:table-cell table:style-name="Tabla1.A6" office:value-type="string">
            <text:p text:style-name="P14">pedro</text:p>
          </table:table-cell>
          <table:table-cell table:style-name="Tabla1.B6" office:value-type="string">
            <text:p text:style-name="P13">alumno</text:p>
          </table:table-cell>
          <table:table-cell table:style-name="Tabla1.C6" office:value-type="string">
            <text:p text:style-name="P12"/>
          </table:table-cell>
          <table:table-cell table:style-name="Tabla1.D6" office:value-type="string">
            <text:p text:style-name="P12">alumno</text:p>
          </table:table-cell>
        </table:table-row>
        <table:table-row>
          <table:table-cell table:style-name="Tabla1.A7" office:value-type="string">
            <text:p text:style-name="P15">manuel</text:p>
          </table:table-cell>
          <table:table-cell table:style-name="Tabla1.B7" office:value-type="string">
            <text:p text:style-name="P12">alumno</text:p>
          </table:table-cell>
          <table:table-cell table:style-name="Tabla1.C7" office:value-type="string">
            <text:p text:style-name="P12">alumno</text:p>
          </table:table-cell>
          <table:table-cell table:style-name="Tabla1.D7" office:value-type="string">
            <text:p text:style-name="P12"/>
          </table:table-cell>
        </table:table-row>
        <table:table-row>
          <table:table-cell table:style-name="Tabla1.A8" office:value-type="string">
            <text:p text:style-name="P11">almudena</text:p>
          </table:table-cell>
          <table:table-cell table:style-name="Tabla1.B8" office:value-type="string">
            <text:p text:style-name="P10">Jefa de estudios</text:p>
          </table:table-cell>
          <table:table-cell table:style-name="Tabla1.C8" office:value-type="string">
            <text:p text:style-name="P10">Jefa de estudios</text:p>
          </table:table-cell>
          <table:table-cell table:style-name="Tabla1.D8" office:value-type="string">
            <text:p text:style-name="P10">Jefa de estudios</text:p>
          </table:table-cell>
        </table:table-row>
      </table:table>
      <text:p text:style-name="P2"/>
      <text:list xml:id="list123653871402533" text:continue-numbering="true" text:style-name="L1">
        <text:list-header>
          <text:p text:style-name="P22">NOTA: Debes tener en cuenta que tanto los alumnos como los profesores pueden ir cambiando a lo largo del tiempo, por lo que deberás realizar la configuración más adecuada de los usuarios para facilitar la gestión de los mismos.</text:p>
        </text:list-header>
      </text:list>
      <text:list xml:id="list75604886" text:style-name="L2">
        <text:list-item>
          <text:p text:style-name="P30"><text:span text:style-name="T3">Creamos las carpetas ISO, PAR, y GBD en el directorio </text:span><text:a xlink:type="simple" xlink:href="../../../../../../../C:/" text:style-name="Internet_20_link" text:visited-style-name="Visited_20_Internet_20_Link"><text:span text:style-name="T3">C:/</text:span></text:a></text:p>
          <text:list>
            <text:list-item>
              <text:p text:style-name="P25">mkdir ISO </text:p>
            </text:list-item>
          </text:list>
        </text:list-item>
        <text:list-item>
          <text:p text:style-name="P26">Creamos usuarios:</text:p>
          <text:list>
            <text:list-item>
              <text:p text:style-name="P23">New-LocalUser javi</text:p>
            </text:list-item>
            <text:list-item>
              <text:p text:style-name="P23">Password: usuario</text:p>
            </text:list-item>
          </text:list>
        </text:list-item>
        <text:list-item>
          <text:p text:style-name="P26">Creamos grupos:</text:p>
          <text:list>
            <text:list-item>
              <text:p text:style-name="P23">New_LocalGroup profesores</text:p>
            </text:list-item>
          </text:list>
        </text:list-item>
        <text:list-item>
          <text:p text:style-name="P26">Añadimos usuarios a grupos:</text:p>
          <text:list>
            <text:list-item>
              <text:p text:style-name="P23">Add-LocalGroupMember -Member javi -Group profesores</text:p>
            </text:list-item>
          </text:list>
        </text:list-item>
        <text:list-item>
          <text:p text:style-name="P24"><text:span text:style-name="T3">Modificamos los permisos</text:span> de manera <text:span text:style-name="T7">grafica</text:span>, click derecho en la carpera ISO, propiedades, añadimos los grupos ISO, profesores y Jefa_estudios, y le damos los permisos correspondientes a cada uno de los grupos <text:span text:style-name="T7">y en opciones avanzadas cambiamos al propietario por el profesor de dicho modulo.</text:span></text:p>
        </text:list-item>
        <text:list-item>
          <text:p text:style-name="P29"><text:span text:style-name="T9">Cambio de contraseña al inicio de sesion:</text:span><text:span text:style-name="T8"> </text:span></text:p>
          <text:list>
            <text:list-item>
              <text:p text:style-name="P29"><text:span text:style-name="T8">Escribimos en el buscador “</text:span><text:span text:style-name="Strong_20_Emphasis">lusrmgr.msc” </text:span><text:span text:style-name="Strong_20_Emphasis"><text:span text:style-name="T11">y hacemos doble click en usuarios, y en el usuario a modificar marcamos la casilla “Cambiar contraseña en el siguiente inicio de sesión”.</text:span></text:span></text:p>
            </text:list-item>
          </text:list>
        </text:list-item>
        <text:list-item>
          <text:p text:style-name="P28"><text:span text:style-name="Strong_20_Emphasis"><text:span text:style-name="T4">Bloqueo de usuario al intentar 3 veces la contraseña </text:span></text:span><text:span text:style-name="Strong_20_Emphasis"><text:span text:style-name="T5">con 2h y media de bloqueo y 5 minutos de intentos seguidos</text:span></text:span><text:span text:style-name="Strong_20_Emphasis"><text:span text:style-name="T4">: </text:span></text:span></text:p>
          <text:list>
            <text:list-item>
              <text:p text:style-name="P28"><text:span text:style-name="Strong_20_Emphasis"><text:span text:style-name="T12">Directiva de seguridad local/Directivas de cuentas/Directivas de bloqueo de cuenta</text:span></text:span></text:p>
            </text:list-item>
            <text:list-item>
              <text:p text:style-name="P28"><text:span text:style-name="Strong_20_Emphasis"><text:span text:style-name="T12">Aquí asignamos los valores pedidos.</text:span></text:span></text:p>
            </text:list-item>
          </text:list>
        </text:list-item>
        <text:list-item>
          <text:p text:style-name="P31"><text:span text:style-name="Strong_20_Emphasis"><text:span text:style-name="T4">No mostrar el ultimo inicio de sesion:</text:span></text:span><text:span text:style-name="Strong_20_Emphasis"><text:span text:style-name="T13"> </text:span></text:span></text:p>
          <text:list>
            <text:list-item>
              <text:p text:style-name="P31"><text:span text:style-name="Strong_20_Emphasis"><text:span text:style-name="T12">Panel de control/Herramientas Administrativas/Directiva de seguridad local/</text:span></text:span>Directivas locales/Opciones de seguridad/nicio de sesión interactivo: </text:p>
              <text:list>
                <text:list-item>
                  <text:p text:style-name="P31"><text:span text:style-name="T14">N</text:span>o mostrar el último nombre de usuario: <text:span text:style-name="T14">Habilitar</text:span></text:p>
                </text:list-item>
              </text:list>
            </text:list-item>
          </text:list>
        </text:list-item>
        <text:list-item>
          <text:p text:style-name="P33">Contraseñas de 6 caracteres y cambiar a los 60 días y requisitos de complejidad:</text:p>
          <text:list>
            <text:list-item>
              <text:p text:style-name="P32"><text:span text:style-name="Strong_20_Emphasis"><text:span text:style-name="T12">Panel de control/Herramientas Administrativas/Directiva de seguridad local/</text:span></text:span><text:span text:style-name="Strong_20_Emphasis"><text:span text:style-name="T10">Directivas de cuentas/Directivas de contraseña:</text:span></text:span></text:p>
              <text:list>
                <text:list-item>
                  <text:p text:style-name="P32"><text:span text:style-name="Strong_20_Emphasis"><text:span text:style-name="T10">Aquí habilitamos y modificamos los valores de estas tres opciones que pide.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style style:name="MT1" style:family="text">
      <style:text-properties officeooo:rsid="001fbe7a"/>
    </style:style>
    <style:style style:name="MT2" style:family="text">
      <style:text-properties officeooo:rsid="002599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Implantación de Sistemas Operativos<text:tab/><text:tab/><text:span text:style-name="MT1">23</text:span> de enero de 201<text:span text:style-name="MT2">9</text:span>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ín </meta:initial-creator>
    <meta:creation-date>2011-04-28T10:00:44</meta:creation-date>
    <dc:date>2019-01-23T12:36:52.903862990</dc:date>
    <meta:editing-duration>PT3H36M16S</meta:editing-duration>
    <meta:editing-cycles>19</meta:editing-cycles>
    <meta:generator>LibreOffice/6.0.7.3$Linux_X86_64 LibreOffice_project/00m0$Build-3</meta:generator>
    <meta:document-statistic meta:table-count="2" meta:image-count="0" meta:object-count="0" meta:page-count="3" meta:paragraph-count="71" meta:word-count="921" meta:character-count="5667" meta:non-whitespace-character-count="4833"/>
  </office:meta>
</office:document-meta>
</file>